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f4be1" officeooo:paragraph-rsid="001f4be1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8d034" officeooo:paragraph-rsid="0028d034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1f8c8f" officeooo:paragraph-rsid="001f8c8f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0a1fa" officeooo:paragraph-rsid="0020a1fa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11e35" officeooo:paragraph-rsid="00211e35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11e35" officeooo:paragraph-rsid="0030d92d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11e35" officeooo:paragraph-rsid="0022d7dd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11e35" officeooo:paragraph-rsid="0031f68e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91922" officeooo:paragraph-rsid="00291922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ab01b" officeooo:paragraph-rsid="002ab01b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ab01b" officeooo:paragraph-rsid="002e8519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abcfb" officeooo:paragraph-rsid="002abcfb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abcfb" officeooo:paragraph-rsid="002c91d8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c91d8" officeooo:paragraph-rsid="002c91d8" style:font-size-asian="14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e8519" officeooo:paragraph-rsid="002e8519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ee127" officeooo:paragraph-rsid="002ee127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30d92d" officeooo:paragraph-rsid="0030d92d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2d7dd" officeooo:paragraph-rsid="0022d7dd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5e2c5" officeooo:paragraph-rsid="0025e2c5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6b8f0" officeooo:paragraph-rsid="0026b8f0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284e8a" officeooo:paragraph-rsid="00284e8a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310ba5" officeooo:paragraph-rsid="00310ba5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31f68e" officeooo:paragraph-rsid="0031f68e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rsid="001f4be1" officeooo:paragraph-rsid="001f4be1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rsid="0022d7dd" officeooo:paragraph-rsid="0022d7dd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291922" officeooo:paragraph-rsid="00291922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6b8f0"/>
    </style:style>
    <style:style style:name="T3" style:family="text">
      <style:text-properties fo:language="ru" fo:country="RU" officeooo:rsid="0020a1fa"/>
    </style:style>
    <style:style style:name="T4" style:family="text">
      <style:text-properties fo:language="en" fo:country="US"/>
    </style:style>
    <style:style style:name="T5" style:family="text">
      <style:text-properties officeooo:rsid="0022d7dd"/>
    </style:style>
    <style:style style:name="T6" style:family="text">
      <style:text-properties officeooo:rsid="0028d034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abcfb"/>
    </style:style>
    <style:style style:name="T10" style:family="text">
      <style:text-properties officeooo:rsid="002c91d8"/>
    </style:style>
    <style:style style:name="T11" style:family="text">
      <style:text-properties officeooo:rsid="002e8519"/>
    </style:style>
    <style:style style:name="T12" style:family="text">
      <style:text-properties officeooo:rsid="002ee127"/>
    </style:style>
    <style:style style:name="T13" style:family="text">
      <style:text-properties officeooo:rsid="0030d92d"/>
    </style:style>
    <style:style style:name="T14" style:family="text">
      <style:text-properties officeooo:rsid="00310ba5"/>
    </style:style>
    <style:style style:name="T15" style:family="text">
      <style:text-properties officeooo:rsid="0031f68e"/>
    </style:style>
    <style:style style:name="T16" style:family="text">
      <style:text-properties officeooo:rsid="0032a01d"/>
    </style:style>
    <style:style style:name="T17" style:family="text">
      <style:text-properties officeooo:rsid="003396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держание</text:p>
      <text:p text:style-name="P1"/>
      <text:p text:style-name="P1">ВВЕДЕНИЕ</text:p>
      <text:p text:style-name="P1">1. АНАЛИТИЧЕСКИЙ РАЗДЕЛ</text:p>
      <text:p text:style-name="P1">1.1 <text:span text:style-name="T6">Описание моделей трехмерных объектов в сцене</text:span></text:p>
      <text:p text:style-name="P2">1.2 Алгоритмы построения изображения трехмерной сцены</text:p>
      <text:p text:style-name="P2">1.3 Модели освещения</text:p>
      <text:p text:style-name="P2">1.4 Алгоритмы закраски полигонов</text:p>
      <text:p text:style-name="P1">2. КОНСТРУКТОРСКИЙ РАЗДЕЛ</text:p>
      <text:p text:style-name="P1">3. ТЕХНОЛОГИЧЕСКИЙ РАЗДЕЛ</text:p>
      <text:p text:style-name="P3">4. ИССЛЕДОВАТЕЛЬСКИЙ РАЗДЕЛ</text:p>
      <text:p text:style-name="P1">ЗАКЛЮЧЕНИЕ</text:p>
      <text:p text:style-name="P3">СПИСОК ЛИТЕРАТУРЫ</text:p>
      <text:p text:style-name="P24">[<text:span text:style-name="T1"> ПРИЛОЖЕНИЯ </text:span>]</text:p>
      <text:p text:style-name="P24"/>
      <text:p text:style-name="P4">==================================</text:p>
      <text:p text:style-name="P4"/>
      <text:p text:style-name="P4">1. АНАЛИТИЧЕСКИЙ РАЗДЕЛ</text:p>
      <text:p text:style-name="P4"/>
      <text:p text:style-name="P4">1.1 Описание моделей трёхмерных объектов в сцене</text:p>
      <text:p text:style-name="P5"/>
      <text:p text:style-name="P26"><text:tab/>Трёхмерные объекты в сцене могут быть представлены различными способами. Различным алгоритмам отрисовки требуется разная информация об объекте.</text:p>
      <text:p text:style-name="P9"><text:tab/>Одним из простейших способов задания трехмерных объектов можно назвать <text:span text:style-name="T7">параметрическое задание</text:span>.<text:span text:style-name="T4"> </text:span>Возможны несколько <text:span text:style-name="T4">вариантов.</text:span></text:p>
      <text:p text:style-name="P9"><text:span text:style-name="T4"><text:tab/>1. </text:span>П<text:span text:style-name="T4">оверхность</text:span> такого обьекта задаётся системой уравнений:</text:p>
      <text:p text:style-name="P9"><text:tab/><text:span text:style-name="T4">x = x(u, v)</text:span></text:p>
      <text:p text:style-name="P9"><text:span text:style-name="T4"><text:tab/>y = y(u, v)</text:span></text:p>
      <text:p text:style-name="P9"><text:span text:style-name="T4"><text:tab/>z = z(u, v)</text:span></text:p>
      <text:p text:style-name="P10"><text:soft-page-break/><text:tab/>каждая точка на поверхности объекта преобразуется в мировое пространство.</text:p>
      <text:p text:style-name="P10"><text:tab/>2. Внутренний объем такого объекта выражается неравенством<text:span text:style-name="T9"> (или системой неравенств)</text:span>:</text:p>
      <text:p text:style-name="P10"><text:tab/><text:span text:style-name="T4">f(x, y, z) &gt; 0</text:span></text:p>
      <text:p text:style-name="P10"><text:span text:style-name="T4"><text:tab/></text:span>для всех точек, расположенных внутри объекта данная функция (называемая пробной) должна удовлетворять неравенству.</text:p>
      <text:p text:style-name="P10"/>
      <text:p text:style-name="P10"><text:tab/>Плюсы и минусы данного представления:</text:p>
      <text:p text:style-name="P10"><text:tab/>+ Параметрический (или его еще можно назвать/называют аналитическим) способ представления позволяет получить максимальный уровень детализации при отрисовке, наилучшую сглаженность формы объекта.</text:p>
      <text:p text:style-name="P10"><text:tab/>+ Достаточно сложная форма может иметь довольно простое параметрическое представление, из чего следует меньший расход памяти при хранении представления объекта.</text:p>
      <text:p text:style-name="P10"><text:tab/>+ Трансформации над объектом производятся очень просто. Достаточно применить преобразования к описывающим объект уравнениям или неравенствам.</text:p>
      <text:p text:style-name="P12"><text:tab/>((+ Данным способом могут быть представлены объекты бесконечного объема.))</text:p>
      <text:p text:style-name="P12"><text:tab/>+/- Наложение текстур в случае с внутренне-определёнными объектами является затруднительным. (А в случае с гранично-определёнными - нет)</text:p>
      <text:p text:style-name="P11"><text:span text:style-name="T11"><text:tab/></text:span>- Процесс отыскания параметрического представления невыпуклых многогранников может быть затруднительным.</text:p>
      <text:p text:style-name="P10"/>
      <text:p text:style-name="P12"><text:tab/>Другим представлением трехмерных объектов в сцене является представление в виде <text:span text:style-name="T8">полигональной сетки</text:span>.</text:p>
      <text:p text:style-name="P13"><text:tab/>Полигональная сетка является аппроксимацией поверхности представляемого объекта. От её плотности зависит качество изображения объекта<text:span text:style-name="T10">.</text:span></text:p>
      <text:p text:style-name="P13"><text:soft-page-break/><text:span text:style-name="T10"><text:tab/>Так как полигоны в сети могут представляться вне зависимости друг от друга, данный способ позволяет с меньшей сложностью описать сложные объекты в сцене.</text:span></text:p>
      <text:p text:style-name="P13"/>
      <text:p text:style-name="P14"><text:tab/>Плюсы и минусы данного представления:</text:p>
      <text:p text:style-name="P14"><text:tab/>+ Просто создать топологию поверхности.</text:p>
      <text:p text:style-name="P14"><text:tab/>+ Преобразования над объектом сводятся к преобразованию полигональной сетки, что в свою очередь раскладывается на независимые преобразования над отдельными полигонами.</text:p>
      <text:p text:style-name="P15"><text:tab/>+ Наложение текстур на поверхность является несложной процедурой.</text:p>
      <text:p text:style-name="P14"><text:tab/>- Повышение плотности сетки приводит к увеличению объема затрачиваемой памяти для <text:span text:style-name="T11">ее </text:span>хранения.</text:p>
      <text:p text:style-name="P12"><text:tab/></text:p>
      <text:p text:style-name="P15"><text:tab/>Наконец, есть еще один способ представления трёхмерных объектов - представление <text:span text:style-name="T8">воксельной сеткой</text:span>.</text:p>
      <text:p text:style-name="P15"><text:tab/>Воксельная сетка позволяет непосредственно представить объем объекта, его внутреннее содержание.</text:p>
      <text:p text:style-name="P15"/>
      <text:p text:style-name="P15"><text:tab/>Плюсы и минусы данного представления:</text:p>
      <text:p text:style-name="P16"><text:tab/>+ Просто представляются объекты сцены.</text:p>
      <text:p text:style-name="P16"><text:tab/>+ Легко выполняются отсечения частей объекта.</text:p>
      <text:p text:style-name="P15"><text:tab/>+<text:span text:style-name="T12">/- Текстурирование тестно связано с воксельной сеткой. Нельзя изменить текстуру объекта без изменения воксельной сетки.</text:span></text:p>
      <text:p text:style-name="P15"><text:tab/>- Поворот и масштабирование объекта не могут быть осуществлены без перерасчета сетки.</text:p>
      <text:p text:style-name="P15"><text:tab/>- Чем больше объем объекта, тем больше затрачивается памяти на хранение его представления.</text:p>
      <text:p text:style-name="P5"/>
      <text:p text:style-name="P17"><text:tab/></text:p>
      <text:p text:style-name="P6"><text:span text:style-name="T13"><text:tab/></text:span>Для разрабатываемого ПП был выбран способ описания модели при <text:soft-page-break/>помощи полигональной сетки.</text:p>
      <text:p text:style-name="P17"><text:tab/>((можно привести сравнительную табличку с плюсиками и минусиками))</text:p>
      <text:p text:style-name="P5"/>
      <text:p text:style-name="P5">1.2 Алгоритмы построения трёхмерного изображения</text:p>
      <text:p text:style-name="P5"/>
      <text:p text:style-name="P22"><text:tab/>Проведем сравнительный анализ алгоритмов построения трехмерного изображения для выбора наиболее подходящего.</text:p>
      <text:p text:style-name="P22"><text:tab/>Целевыми показателями, на которые следует обратить внимание <text:span text:style-name="T15">являются:</text:span> зависимост<text:span text:style-name="T15">ь</text:span> скорости работы от числа изображаемых объектов на сцене<text:span text:style-name="T15"> и</text:span> количества источников освещения<text:span text:style-name="T15">, требуемый объем памяти, а также возможность распараллеливания процесса работы алгоритма.</text:span></text:p>
      <text:p text:style-name="P22"/>
      <text:p text:style-name="P8"><text:span text:style-name="T15"><text:tab/></text:span><text:span text:style-name="T14">А</text:span>лгоритм художника<text:span text:style-name="T15">.</text:span></text:p>
      <text:p text:style-name="P23"><text:tab/><text:span text:style-name="T16">Принцип данного алгоритма заключается в том, что объекты на экране рисуются в порядке от дальних к ближним, при этом происходит наложение - ближние объекты рисуются поверх дальних. Этот алгоритм удобен в случаях, когда процесс распознавания видимых частей объекта является более затратным, чем собственно его полная отрисовка. Но при этом этот алгоритм производит лишнюю работу</text:span></text:p>
      <text:p text:style-name="P8"/>
      <text:p text:style-name="P8"><text:span text:style-name="T15">1.2.2</text:span> <text:span text:style-name="T15">А</text:span>лгоритм Вар<text:span text:style-name="T17">н</text:span>ока</text:p>
      <text:p text:style-name="P5"><text:span text:style-name="T15">1.2.3 А</text:span>лгоритм Вейлера - Азертона</text:p>
      <text:p text:style-name="P5"><text:span text:style-name="T15">1.2.4 А</text:span>лгоритм с использованием <text:span text:style-name="T4">Z-</text:span>буффера</text:p>
      <text:p text:style-name="P5"><text:span text:style-name="T15">1.2.5 А</text:span>лгоритм трассировки лучей</text:p>
      <text:p text:style-name="P5"/>
      <text:p text:style-name="P25">1.<text:span text:style-name="T2">3</text:span> <text:span text:style-name="T1">Модели освещения</text:span></text:p>
      <text:p text:style-name="P18"/>
      <text:p text:style-name="P18">- простая модель: модель Ламберта</text:p>
      <text:p text:style-name="P18">- глобальная модель</text:p>
      <text:p text:style-name="P18"><text:soft-page-break/></text:p>
      <text:p text:style-name="P25"><text:span text:style-name="T1">1.</text:span><text:span text:style-name="T2">4</text:span><text:span text:style-name="T1"> Алгоритмы закраски полигонов</text:span></text:p>
      <text:p text:style-name="P7"/>
      <text:p text:style-name="P7">- алгоритм со списком рёбер</text:p>
      <text:p text:style-name="P7">- алгоритм <text:span text:style-name="T5">заполнения по ребрам / с </text:span>перегородкой</text:p>
      <text:p text:style-name="P18">- алгоритм заполнения с флагом</text:p>
      <text:p text:style-name="P18">- закраска по Гуро</text:p>
      <text:p text:style-name="P18">- закраска Фонга</text:p>
      <text:p text:style-name="P18"/>
      <text:p text:style-name="P19">2. КОНСТРУКТОРСКИЙ РАЗДЕЛ</text:p>
      <text:p text:style-name="P19"/>
      <text:p text:style-name="P20">... все схемы алгоритмов. Или их словесное описание с приведением соответствующих формул ...</text:p>
      <text:p text:style-name="P20"/>
      <text:p text:style-name="P20">3. ТЕХНОЛОГИЧЕСКИЙ РАЗДЕЛ</text:p>
      <text:p text:style-name="P20"/>
      <text:p text:style-name="P21">язык, среда программирования, технология (ООП).</text:p>
      <text:p text:style-name="P21">Список классов, информационная модель.</text:p>
      <text:p text:style-name="P21">Примеры работы программы.</text:p>
      <text:p text:style-name="P21"/>
      <text:p text:style-name="P21">4. ИССЛЕДОВАТЕЛЬСКИЙ РАЗДЕЛ</text:p>
      <text:p text:style-name="P21"/>
      <text:p text:style-name="P21">Сравнение характеристик программы при различных входных данных...</text:p>
      <text:p text:style-name="P21">Графики, сравнительные таблички и тп...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499cm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6T16:43:47.316000000</dc:date>
    <meta:editing-duration>PT1H49M44S</meta:editing-duration>
    <meta:editing-cycles>14</meta:editing-cycles>
    <meta:generator>LibreOffice/7.1.2.2$Windows_X86_64 LibreOffice_project/8a45595d069ef5570103caea1b71cc9d82b2aae4</meta:generator>
    <meta:document-statistic meta:table-count="0" meta:image-count="0" meta:object-count="0" meta:page-count="5" meta:paragraph-count="80" meta:word-count="640" meta:character-count="5069" meta:non-whitespace-character-count="4466"/>
  </office:meta>
</office:document-meta>
</file>